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list-style-name="L1">
      <style:paragraph-properties fo:line-height="200%" fo:text-align="start" style:justify-single-word="false"/>
    </style:style>
    <style:style style:name="T1" style:family="text">
      <style:text-properties fo:font-variant="normal" fo:text-transform="none" fo:color="#000000" style:font-name="Times New Roman1" fo:font-size="12pt" fo:letter-spacing="normal" fo:font-style="normal" fo:font-weight="normal"/>
    </style:style>
    <style:style style:name="T2" style:family="text">
      <style:text-properties fo:font-variant="normal" fo:text-transform="none" fo:color="#000000" style:font-name="Times New Roman1" fo:font-size="12pt" fo:letter-spacing="normal" fo:font-style="italic" fo:font-weight="normal"/>
    </style:style>
    <style:style style:name="T3" style:family="text">
      <style:text-properties fo:font-variant="normal" fo:text-transform="none" fo:color="#000000"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Professor Delf</text:p>
      <text:p text:style-name="P1">WR 222 – 1700 MWF</text:p>
      <text:p text:style-name="P1">23 January 2012</text:p>
      <text:p text:style-name="P2">A Review of The Darkest Hour</text:p>
      <text:p text:style-name="P3"><text:tab/>In the New York Times article “Proof to Life as You Knew It” published December 26, 2011, Jeannette Catsoulis provides the reader with a well informed review of the movie “The Darkest Hour”. Catsoulis says that the movie is a “depressing failure of imagination,” contains a “disposable cast,” and has a“filming style as flat as [its] color palette.” (Catsoulis) Screenwriter Jon Spaihts creation of one-dimensional characters, director Chris Gorak failures to live up to expectations, and producer Timur Bekmambetov inability to create something new and enjoyable, are just a few of the points the review makes discouraging potential viewers to see “The Darkest Hour.”</text:p>
      <text:p text:style-name="P3"><text:tab/>This review was published in the well respected newspaper The New York Times under the art section. The primary audience of the The New York Times is overeducated, upper middle class New Yorkers. </text:p>
      <text:list xml:id="list1798008163" text:style-name="L1">
        <text:list-item>
          <text:p text:style-name="P4">Reflection – 5 sentences</text:p>
        </text:list-item>
      </text:list>
      <text:p text:style-name="P3"/>
      <text:p text:style-name="P3">Works Cited:</text:p>
      <text:p text:style-name="P3"><text:tab/><text:span text:style-name="T1">Catsoulis, Jeannette. "Proof to Life as You Knew It."</text:span><text:span text:style-name="T2">New York Times</text:span><text:span text:style-name="T3"> </text:span><text:span text:style-name="T1">26 Dec 2011, n. pag. Web. <text:tab/><text:tab/>23 Jan. 2012. &lt;</text:span><text:a xlink:type="simple" xlink:href="http://movies.nytimes.com/2011/12/27/movies/the-darkest-hour-directed-">http://movies.nytimes.com/2011/12/27/movies/the-darkest-hour-directed-</text:a><text:span text:style-name="T1"><text:tab/><text:tab/>by-chris-gorak-review.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3T09:58:28</meta:creation-date>
    <dc:date>2012-01-23T13:13:09</dc:date>
    <meta:editing-duration>PT3H14M41S</meta:editing-duration>
    <meta:editing-cycles>2</meta:editing-cycles>
    <meta:generator>LibreOffice/3.4$Linux LibreOffice_project/340m1$Build-402</meta:generator>
    <meta:document-statistic meta:table-count="0" meta:image-count="0" meta:object-count="0" meta:page-count="1" meta:paragraph-count="10" meta:word-count="184" meta:character-count="1205" meta:non-whitespace-character-count="1025"/>
  </office:meta>
</office:document-meta>
</file>